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3pt" fo:font-weight="bold" officeooo:rsid="00024c29" officeooo:paragraph-rsid="00024c29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24c29" officeooo:paragraph-rsid="00024c29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ice</text:p>
      <text:p text:style-name="P1"/>
      <text:p text:style-name="P2">Introdução: <text:span text:style-name="T1">Perspectivas<text:tab/></text:span><text:tab/><text:tab/><text:tab/><text:tab/><text:tab/><text:tab/><text:tab/><text:tab/><text:tab/>01</text:p>
      <text:p text:style-name="P2">I <text:span text:style-name="T1">– Escrita diversamente divergente</text:span><text:tab/><text:tab/><text:tab/><text:tab/><text:tab/><text:tab/><text:tab/><text:tab/>0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us </meta:initial-creator>
    <meta:creation-date>2016-07-11T18:18:36.205613845</meta:creation-date>
    <dc:date>2016-07-11T18:23:57.003832241</dc:date>
    <dc:creator>Narus </dc:creator>
    <meta:editing-duration>PT5M20S</meta:editing-duration>
    <meta:editing-cycles>1</meta:editing-cycles>
    <meta:document-statistic meta:table-count="0" meta:image-count="0" meta:object-count="0" meta:page-count="1" meta:paragraph-count="3" meta:word-count="9" meta:character-count="87" meta:non-whitespace-character-count="64"/>
    <meta:generator>LibreOffice/4.3.3.2$Linux_X86_64 LibreOffice_project/430m0$Build-2</meta:generator>
  </office:meta>
</office:document-meta>
</file>